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pitch="variable"/>
    <style:font-face style:name="Noto Sans3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loext:graphic-properties draw:fill-color="#ffffff"/>
      <style:text-properties fo:font-size="30pt"/>
    </style: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 presentation:placeholder="true">
          <draw:text-box/>
        </draw:frame>
        <draw:frame presentation:style-name="pr2" draw:text-style-name="P1" draw:layer="layout" svg:width="25cm" svg:height="3.25cm" svg:x="1.25cm" svg:y="10.75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>
        <office:forms form:automatic-focus="false" form:apply-design-mode="false"/>
        <draw:frame presentation:style-name="pr7" draw:text-style-name="P4" draw:layer="layout" svg:width="25.199cm" svg:height="12.191cm" svg:x="1.397cm" svg:y="1.75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pitch="variable"/>
    <style:font-face style:name="Noto Sans3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3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3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1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22:17:58.202518030</meta:creation-date>
    <meta:editing-duration>PT1M33S</meta:editing-duration>
    <meta:editing-cycles>3</meta:editing-cycles>
    <meta:generator>LibreOffice/24.2.7.2$Linux_X86_64 LibreOffice_project/420$Build-2</meta:generator>
    <dc:title>Vivid</dc:title>
    <dc:date>2025-03-21T22:19:30.681057364</dc:date>
    <meta:document-statistic meta:object-count="55"/>
  </office:meta>
</office:document-meta>
</file>